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3b87" officeooo:paragraph-rsid="001d3b87"/>
    </style:style>
    <style:style style:name="P2" style:family="paragraph" style:parent-style-name="Standard">
      <style:text-properties officeooo:rsid="001ecada" officeooo:paragraph-rsid="001eca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hr ${cnt_sex} ${cnt_title} ${cnt_last_name},</text:p>
      <text:p text:style-name="P2"/>
      <text:p text:style-name="P2">Aufgrund ihrer Stellenausscheibung vom ${job_date} ${src_pronomen} ${src_source}, </text:p>
      <text:p text:style-name="P2">sende ich Ihen anbei meine Bewerbunsunterlagen als </text:p>
      <text:p text:style-name="P2">${job_title} im Anhang dieser Mail.</text:p>
      <text:p text:style-name="P2"/>
      <text:p text:style-name="P2">Mit freundlichem Gruß</text:p>
      <text:p text:style-name="P2"/>
      <text:p text:style-name="P2">Ulrich Kloodt</text:p>
      <text:p text:style-name="P2"/>
      <text:p text:style-name="P2"/>
      <text:p text:style-name="P2">P.S.: Um Ihren Posteingang nicht unnötig zu belasten, habe ich mich im Anhang auf ein</text:p>
      <text:p text:style-name="P2">kuzes Profil beschränkt. Ein umfassendes Profil incl. Zeugnisse, ehalten Sie über folgenden </text:p>
      <text:p text:style-name="P2">Link: <text:s/>aus der Clou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6M40S</meta:editing-duration>
    <meta:editing-cycles>17</meta:editing-cycles>
    <meta:generator>LibreOffice/5.2.7.2$Windows_x86 LibreOffice_project/2b7f1e640c46ceb28adf43ee075a6e8b8439ed10</meta:generator>
    <dc:date>2018-11-11T19:37:53.237000000</dc:date>
    <meta:document-statistic meta:table-count="0" meta:image-count="0" meta:object-count="0" meta:page-count="1" meta:paragraph-count="9" meta:word-count="59" meta:character-count="446" meta:non-whitespace-character-count="392"/>
    <meta:user-defined meta:name="Info 1"/>
    <meta:user-defined meta:name="Info 2"/>
    <meta:user-defined meta:name="Info 3"/>
    <meta:user-defined meta:name="Info 4"/>
  </office:meta>
</office:document-meta>
</file>